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d62" officeooo:paragraph-rsid="000d8d62"/>
    </style:style>
    <style:style style:name="P2" style:family="paragraph" style:parent-style-name="Standard">
      <style:text-properties officeooo:rsid="000d8d62" officeooo:paragraph-rsid="000df895"/>
    </style:style>
    <style:style style:name="P3" style:family="paragraph" style:parent-style-name="Standard">
      <style:text-properties officeooo:rsid="000f497e" officeooo:paragraph-rsid="000f497e"/>
    </style:style>
    <style:style style:name="P4" style:family="paragraph" style:parent-style-name="Standard">
      <style:text-properties officeooo:rsid="0010ba75" officeooo:paragraph-rsid="0010ba75"/>
    </style:style>
    <style:style style:name="T1" style:family="text">
      <style:text-properties officeooo:rsid="000f497e"/>
    </style:style>
    <style:style style:name="T2" style:family="text">
      <style:text-properties officeooo:rsid="00105593"/>
    </style:style>
    <style:style style:name="T3" style:family="text">
      <style:text-properties officeooo:rsid="00121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ocators</text:p>
      <text:p text:style-name="P1"/>
      <text:p text:style-name="P1">Hello, in this video we will be learning about allocators</text:p>
      <text:p text:style-name="P1"/>
      <text:p text:style-name="P2">Every standard library component that may need to allocate or release storage, from std::string, std::vector, and every container except std::array, to std::shared_ptr and std::function, does so through an allocator.The std::allocator is defined by the standard library and is the default that is used if no other allocator is passed in.</text:p>
      <text:p text:style-name="P2"/>
      <text:p text:style-name="P2"><text:s/><text:span text:style-name="T1">The standard allocator, like all allocators, is used to handle the allocation and construction of new objects. An allocator is specifically designed to abstract away and seperate the acquisition of memory from the system, and the construction of an object in that memory. The idea is that the object who needs to be constructed does not care about the details of how the memory was acquired, only that it has enough memory to exist. </text:span></text:p>
      <text:p text:style-name="P2"/>
      <text:p text:style-name="P3">Allocators have 4 main jobs, they are to allocate, construct, destruct, and deallocate. Allocate will acquire raw memory from the system and return a pointer. Construct will build an object inside of that memory, destruction will clean up the object in that memory when it is no longer needed, and deallocate will give the memory back to the system. </text:p>
      <text:p text:style-name="P3"/>
      <text:p text:style-name="P3">Normally, programmers learning C++ are taught that if you want to acquire memory from the heap, you have to use the new operator, like in this example shown here. But the compiler is actually breaking this down into two distinct operations. The allocation and construction. We have no control over this generated code. </text:p>
      <text:p text:style-name="P3"/>
      <text:p text:style-name="P3">However using an allocator we can gain more control over where and how memory is allocated, and how objects are constructed. We could easily create allocators that perform slab style allocation, were memory is always allocated in multiples of a certain size. Thread local allocation where each thread has a private memory pool, or an allocator to get memory from an external device like a video card. With allocators we can take a lot more control over the memory, without bogging down the rest of the standard library with the details. </text:p>
      <text:p text:style-name="P3"/>
      <text:p text:style-name="P3">All interfacing between the standard library and an allocator is done through the allocator_traits class. <text:span text:style-name="T2">This wraps the allocators and provides a static interface to it. The std::allocator_traits also provides sane defaults for any funcitons or values not defined by custom allocators. For example, if the allocator does not define a construct function, then the allocator_traits will just call placement new like below. Lets take a look at some example code. </text:span></text:p>
      <text:p text:style-name="P3"/>
      <text:p text:style-name="P4">&lt;allocators.cpp&gt;</text:p>
      <text:p text:style-name="P4"/>
      <text:p text:style-name="P4">In the next video, we will learn how to make our own allocators. <text:span text:style-name="T3">Thank you for watc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15:27.507549472</meta:creation-date>
    <dc:date>2019-04-21T18:24:39.187681442</dc:date>
    <meta:editing-duration>PT25M49S</meta:editing-duration>
    <meta:editing-cycles>9</meta:editing-cycles>
    <meta:generator>LibreOffice/6.0.7.3$Linux_X86_64 LibreOffice_project/00m0$Build-3</meta:generator>
    <meta:document-statistic meta:table-count="0" meta:image-count="0" meta:object-count="0" meta:page-count="1" meta:paragraph-count="10" meta:word-count="427" meta:character-count="2609" meta:non-whitespace-character-count="2186"/>
  </office:meta>
</office:document-meta>
</file>